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43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0">
      <style:table-cell-properties style:text-align-source="value-type" style:repeat-content="false"/>
      <style:paragraph-properties fo:margin-left="0in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/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Direction</text:p>
          </table:table-cell>
          <table:table-cell office:value-type="string">
            <text:p>Inbound</text:p>
          </table:table-cell>
          <table:table-cell table:number-columns-repeated="1022"/>
        </table:table-row>
        <table:table-row table:style-name="ro1">
          <table:table-cell office:value-type="string">
            <text:p>Start Date</text:p>
          </table:table-cell>
          <table:table-cell office:value-type="string">
            <text:p>9/6/2010</text:p>
          </table:table-cell>
          <table:table-cell table:number-columns-repeated="1022"/>
        </table:table-row>
        <table:table-row table:style-name="ro1">
          <table:table-cell office:value-type="string">
            <text:p>End date</text:p>
          </table:table-cell>
          <table:table-cell office:value-type="string">
            <text:p>9/1/2011</text:p>
          </table:table-cell>
          <table:table-cell table:number-columns-repeated="1022"/>
        </table:table-row>
        <table:table-row table:style-name="ro2">
          <table:table-cell office:value-type="string">
            <text:p>Route</text:p>
          </table:table-cell>
          <table:table-cell office:value-type="string">
            <text:p>Days</text:p>
          </table:table-cell>
          <table:table-cell office:value-type="string">
            <text:p>Display Name</text:p>
          </table:table-cell>
          <table:table-cell office:value-type="string">
            <text:p>Drumlins</text:p>
          </table:table-cell>
          <table:table-cell office:value-type="string">
            <text:p>Meadowbrook &amp; Lancaster</text:p>
          </table:table-cell>
          <table:table-cell office:value-type="string">
            <text:p>Bird Library</text:p>
          </table:table-cell>
          <table:table-cell office:value-type="string">
            <text:p>Upstate Univerity Hospital</text:p>
          </table:table-cell>
          <table:table-cell office:value-type="string">
            <text:p>Civi Center</text:p>
          </table:table-cell>
          <table:table-cell office:value-type="string">
            <text:p>Downtown Fayette &amp; Salina Strs</text:p>
          </table:table-cell>
          <table:table-cell office:value-type="string">
            <text:p>Regional Transportation Center</text:p>
          </table:table-cell>
          <table:table-cell office:value-type="string">
            <text:p>CAROUSEL CENTER</text:p>
          </table:table-cell>
          <table:table-cell office:value-type="string">
            <text:p>NOTE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43.020828,-76.105612</text:p>
          </table:table-cell>
          <table:table-cell office:value-type="string">
            <text:p>43.024771,-76.121804</text:p>
          </table:table-cell>
          <table:table-cell office:value-type="string">
            <text:p>43.039376,-76.132573</text:p>
          </table:table-cell>
          <table:table-cell office:value-type="string">
            <text:p>43.044246,-76.139172</text:p>
          </table:table-cell>
          <table:table-cell office:value-type="string">
            <text:p>43.045485,-76.147508</text:p>
          </table:table-cell>
          <table:table-cell office:value-type="string">
            <text:p>43.048699,-76.152229</text:p>
          </table:table-cell>
          <table:table-cell table:style-name="ce3" office:value-type="string">
            <text:p>43.076619,-76.169514</text:p>
          </table:table-cell>
          <table:table-cell table:style-name="ce3" office:value-type="string">
            <text:p>43.068775,-76.169878</text:p>
          </table:table-cell>
          <table:table-cell table:number-columns-repeated="1013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5:43</text:p>
          </table:table-cell>
          <table:table-cell office:value-type="string">
            <text:p>5:50</text:p>
          </table:table-cell>
          <table:table-cell office:value-type="string">
            <text:p>5:56</text:p>
          </table:table-cell>
          <table:table-cell office:value-type="string">
            <text:p>6:04</text:p>
          </table:table-cell>
          <table:table-cell office:value-type="string">
            <text:p>6:08</text:p>
          </table:table-cell>
          <table:table-cell office:value-type="string">
            <text:p>6:13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6:12</text:p>
          </table:table-cell>
          <table:table-cell office:value-type="string">
            <text:p>6:19</text:p>
          </table:table-cell>
          <table:table-cell office:value-type="string">
            <text:p>6:25</text:p>
          </table:table-cell>
          <table:table-cell office:value-type="string">
            <text:p>6:33</text:p>
          </table:table-cell>
          <table:table-cell office:value-type="string">
            <text:p>6:37</text:p>
          </table:table-cell>
          <table:table-cell office:value-type="string">
            <text:p>6:42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6:25</text:p>
          </table:table-cell>
          <table:table-cell office:value-type="string">
            <text:p>6:32</text:p>
          </table:table-cell>
          <table:table-cell office:value-type="string">
            <text:p>6:38</text:p>
          </table:table-cell>
          <table:table-cell office:value-type="string">
            <text:p>6:46</text:p>
          </table:table-cell>
          <table:table-cell office:value-type="string">
            <text:p>6:50</text:p>
          </table:table-cell>
          <table:table-cell office:value-type="string">
            <text:p>6:5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7:05</text:p>
          </table:table-cell>
          <table:table-cell office:value-type="string">
            <text:p>7:12</text:p>
          </table:table-cell>
          <table:table-cell office:value-type="string">
            <text:p>7:18</text:p>
          </table:table-cell>
          <table:table-cell office:value-type="string">
            <text:p>7:26</text:p>
          </table:table-cell>
          <table:table-cell office:value-type="string">
            <text:p>7:30</text:p>
          </table:table-cell>
          <table:table-cell office:value-type="string">
            <text:p>7:3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7:35</text:p>
          </table:table-cell>
          <table:table-cell office:value-type="string">
            <text:p>7:43</text:p>
          </table:table-cell>
          <table:table-cell office:value-type="string">
            <text:p>7:50</text:p>
          </table:table-cell>
          <table:table-cell office:value-type="string">
            <text:p>8:00</text:p>
          </table:table-cell>
          <table:table-cell office:value-type="string">
            <text:p>8:05</text:p>
          </table:table-cell>
          <table:table-cell office:value-type="string">
            <text:p>8:10</text:p>
          </table:table-cell>
          <table:table-cell table:number-columns-repeated="2"/>
          <table:table-cell office:value-type="string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8:40</text:p>
          </table:table-cell>
          <table:table-cell office:value-type="string">
            <text:p>8:48</text:p>
          </table:table-cell>
          <table:table-cell office:value-type="string">
            <text:p>8:55</text:p>
          </table:table-cell>
          <table:table-cell office:value-type="string">
            <text:p>9:05</text:p>
          </table:table-cell>
          <table:table-cell office:value-type="string">
            <text:p>9:10</text:p>
          </table:table-cell>
          <table:table-cell office:value-type="string">
            <text:p>9:15</text:p>
          </table:table-cell>
          <table:table-cell office:value-type="string">
            <text:p>9:30</text:p>
          </table:table-cell>
          <table:table-cell office:value-type="string">
            <text:p>9:35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9:15</text:p>
          </table:table-cell>
          <table:table-cell office:value-type="string">
            <text:p>9:22</text:p>
          </table:table-cell>
          <table:table-cell office:value-type="string">
            <text:p>9:28</text:p>
          </table:table-cell>
          <table:table-cell office:value-type="string">
            <text:p>9:36</text:p>
          </table:table-cell>
          <table:table-cell office:value-type="string">
            <text:p>9:40</text:p>
          </table:table-cell>
          <table:table-cell office:value-type="string">
            <text:p>9:4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9:55</text:p>
          </table:table-cell>
          <table:table-cell office:value-type="string">
            <text:p>10:02</text:p>
          </table:table-cell>
          <table:table-cell office:value-type="string">
            <text:p>10:8</text:p>
          </table:table-cell>
          <table:table-cell office:value-type="string">
            <text:p>10:16</text:p>
          </table:table-cell>
          <table:table-cell office:value-type="string">
            <text:p>10:20</text:p>
          </table:table-cell>
          <table:table-cell office:value-type="string">
            <text:p>10:25</text:p>
          </table:table-cell>
          <table:table-cell office:value-type="string">
            <text:p>10:37</text:p>
          </table:table-cell>
          <table:table-cell office:value-type="string">
            <text:p>10:41</text:p>
          </table:table-cell>
          <table:table-cell table:number-columns-repeated="1013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0:25</text:p>
          </table:table-cell>
          <table:table-cell office:value-type="string">
            <text:p>10:33</text:p>
          </table:table-cell>
          <table:table-cell office:value-type="string">
            <text:p>10:41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1:05</text:p>
          </table:table-cell>
          <table:table-cell table:style-name="ce2" office:value-type="string">
            <text:p>11:12</text:p>
          </table:table-cell>
          <table:table-cell office:value-type="string">
            <text:p>11:18</text:p>
          </table:table-cell>
          <table:table-cell office:value-type="string">
            <text:p>11:26</text:p>
          </table:table-cell>
          <table:table-cell office:value-type="string">
            <text:p>11:30</text:p>
          </table:table-cell>
          <table:table-cell office:value-type="string">
            <text:p>11:35</text:p>
          </table:table-cell>
          <table:table-cell office:value-type="string">
            <text:p>11:47</text:p>
          </table:table-cell>
          <table:table-cell office:value-type="string">
            <text:p>11:50</text:p>
          </table:table-cell>
          <table:table-cell table:number-columns-repeated="1013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1:35</text:p>
          </table:table-cell>
          <table:table-cell office:value-type="string">
            <text:p>11:43</text:p>
          </table:table-cell>
          <table:table-cell office:value-type="string">
            <text:p>11:51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2:15</text:p>
          </table:table-cell>
          <table:table-cell office:value-type="string">
            <text:p>12:22</text:p>
          </table:table-cell>
          <table:table-cell office:value-type="string">
            <text:p>12:28</text:p>
          </table:table-cell>
          <table:table-cell office:value-type="string">
            <text:p>12:36</text:p>
          </table:table-cell>
          <table:table-cell office:value-type="string">
            <text:p>12:40</text:p>
          </table:table-cell>
          <table:table-cell office:value-type="string">
            <text:p>12:45</text:p>
          </table:table-cell>
          <table:table-cell office:value-type="string">
            <text:p>12:57</text:p>
          </table:table-cell>
          <table:table-cell office:value-type="string">
            <text:p>13:01</text:p>
          </table:table-cell>
          <table:table-cell table:number-columns-repeated="1013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2:45</text:p>
          </table:table-cell>
          <table:table-cell office:value-type="string">
            <text:p>12:53</text:p>
          </table:table-cell>
          <table:table-cell office:value-type="string">
            <text:p>13:01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3:25</text:p>
          </table:table-cell>
          <table:table-cell office:value-type="string">
            <text:p>13:32</text:p>
          </table:table-cell>
          <table:table-cell office:value-type="string">
            <text:p>13:38</text:p>
          </table:table-cell>
          <table:table-cell office:value-type="string">
            <text:p>13:46</text:p>
          </table:table-cell>
          <table:table-cell office:value-type="string">
            <text:p>13:50</text:p>
          </table:table-cell>
          <table:table-cell office:value-type="string">
            <text:p>13:55</text:p>
          </table:table-cell>
          <table:table-cell office:value-type="string">
            <text:p>14:10</text:p>
          </table:table-cell>
          <table:table-cell office:value-type="string">
            <text:p>14:15</text:p>
          </table:table-cell>
          <table:table-cell table:number-columns-repeated="1013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3:55</text:p>
          </table:table-cell>
          <table:table-cell office:value-type="string">
            <text:p>14:03</text:p>
          </table:table-cell>
          <table:table-cell office:value-type="string">
            <text:p>14:11</text:p>
          </table:table-cell>
          <table:table-cell table:number-columns-repeated="5"/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4:35</text:p>
          </table:table-cell>
          <table:table-cell office:value-type="string">
            <text:p>14:42</text:p>
          </table:table-cell>
          <table:table-cell office:value-type="string">
            <text:p>14:48</text:p>
          </table:table-cell>
          <table:table-cell office:value-type="string">
            <text:p>14:56</text:p>
          </table:table-cell>
          <table:table-cell office:value-type="string">
            <text:p>15:00</text:p>
          </table:table-cell>
          <table:table-cell office:value-type="string">
            <text:p>15:05</text:p>
          </table:table-cell>
          <table:table-cell office:value-type="string">
            <text:p>15:17</text:p>
          </table:table-cell>
          <table:table-cell office:value-type="string">
            <text:p>15:22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5:10</text:p>
          </table:table-cell>
          <table:table-cell office:value-type="string">
            <text:p>15:17</text:p>
          </table:table-cell>
          <table:table-cell office:value-type="string">
            <text:p>15:23</text:p>
          </table:table-cell>
          <table:table-cell office:value-type="string">
            <text:p>15:31</text:p>
          </table:table-cell>
          <table:table-cell office:value-type="string">
            <text:p>15:35</text:p>
          </table:table-cell>
          <table:table-cell office:value-type="string">
            <text:p>15:40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6:15</text:p>
          </table:table-cell>
          <table:table-cell office:value-type="string">
            <text:p>16:23</text:p>
          </table:table-cell>
          <table:table-cell office:value-type="string">
            <text:p>16:30</text:p>
          </table:table-cell>
          <table:table-cell office:value-type="string">
            <text:p>16:40</text:p>
          </table:table-cell>
          <table:table-cell office:value-type="string">
            <text:p>15:45</text:p>
          </table:table-cell>
          <table:table-cell office:value-type="string">
            <text:p>16:50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6:40</text:p>
          </table:table-cell>
          <table:table-cell office:value-type="string">
            <text:p>15:47</text:p>
          </table:table-cell>
          <table:table-cell office:value-type="string">
            <text:p>15:53</text:p>
          </table:table-cell>
          <table:table-cell office:value-type="string">
            <text:p>17:01</text:p>
          </table:table-cell>
          <table:table-cell office:value-type="string">
            <text:p>17:05</text:p>
          </table:table-cell>
          <table:table-cell office:value-type="string">
            <text:p>17:10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7:37</text:p>
          </table:table-cell>
          <table:table-cell office:value-type="string">
            <text:p>17:44</text:p>
          </table:table-cell>
          <table:table-cell office:value-type="string">
            <text:p>17:50</text:p>
          </table:table-cell>
          <table:table-cell office:value-type="string">
            <text:p>17:58</text:p>
          </table:table-cell>
          <table:table-cell office:value-type="string">
            <text:p>18:02</text:p>
          </table:table-cell>
          <table:table-cell office:value-type="string">
            <text:p>18:07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8:10</text:p>
          </table:table-cell>
          <table:table-cell office:value-type="string">
            <text:p>18:17</text:p>
          </table:table-cell>
          <table:table-cell office:value-type="string">
            <text:p>18:23</text:p>
          </table:table-cell>
          <table:table-cell office:value-type="string">
            <text:p>18:31</text:p>
          </table:table-cell>
          <table:table-cell office:value-type="string">
            <text:p>18:35</text:p>
          </table:table-cell>
          <table:table-cell office:value-type="string">
            <text:p>18:40</text:p>
          </table:table-cell>
          <table:table-cell office:value-type="string">
            <text:p>18:55</text:p>
          </table:table-cell>
          <table:table-cell office:value-type="string">
            <text:p>19:00</text:p>
          </table:table-cell>
          <table:table-cell table:number-columns-repeated="1013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19:45</text:p>
          </table:table-cell>
          <table:table-cell office:value-type="string">
            <text:p>19:52</text:p>
          </table:table-cell>
          <table:table-cell office:value-type="string">
            <text:p>19:58</text:p>
          </table:table-cell>
          <table:table-cell office:value-type="string">
            <text:p>20:06</text:p>
          </table:table-cell>
          <table:table-cell office:value-type="string">
            <text:p>20:10</text:p>
          </table:table-cell>
          <table:table-cell office:value-type="string">
            <text:p>20:15</text:p>
          </table:table-cell>
          <table:table-cell/>
          <table:table-cell office:value-type="string">
            <text:p>20:28</text:p>
          </table:table-cell>
          <table:table-cell table:number-columns-repeated="1013"/>
        </table:table-row>
        <table:table-row table:style-name="ro1">
          <table:table-cell office:value-type="string">
            <text:p>340</text:p>
          </table:table-cell>
          <table:table-cell office:value-type="string">
            <text:p>W</text:p>
          </table:table-cell>
          <table:table-cell office:value-type="string">
            <text:p>Drumlins Downtown</text:p>
          </table:table-cell>
          <table:table-cell office:value-type="string">
            <text:p>23:00</text:p>
          </table:table-cell>
          <table:table-cell office:value-type="string">
            <text:p>23:07</text:p>
          </table:table-cell>
          <table:table-cell office:value-type="string">
            <text:p>23:13</text:p>
          </table:table-cell>
          <table:table-cell office:value-type="string">
            <text:p>23:21</text:p>
          </table:table-cell>
          <table:table-cell office:value-type="string">
            <text:p>23:25</text:p>
          </table:table-cell>
          <table:table-cell office:value-type="string">
            <text:p>23:30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S</text:p>
          </table:table-cell>
          <table:table-cell office:value-type="string">
            <text:p>Drumlins Downtown</text:p>
          </table:table-cell>
          <table:table-cell office:value-type="string">
            <text:p>5:55</text:p>
          </table:table-cell>
          <table:table-cell office:value-type="string">
            <text:p>6:02</text:p>
          </table:table-cell>
          <table:table-cell office:value-type="string">
            <text:p>6:08</text:p>
          </table:table-cell>
          <table:table-cell office:value-type="string">
            <text:p>6:16</text:p>
          </table:table-cell>
          <table:table-cell office:value-type="string">
            <text:p>6:19</text:p>
          </table:table-cell>
          <table:table-cell office:value-type="string">
            <text:p>6:2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S</text:p>
          </table:table-cell>
          <table:table-cell office:value-type="string">
            <text:p>Drumlins Downtown</text:p>
          </table:table-cell>
          <table:table-cell office:value-type="string">
            <text:p>7:58</text:p>
          </table:table-cell>
          <table:table-cell office:value-type="string">
            <text:p>8:05</text:p>
          </table:table-cell>
          <table:table-cell office:value-type="string">
            <text:p>8:11</text:p>
          </table:table-cell>
          <table:table-cell office:value-type="string">
            <text:p>8:19</text:p>
          </table:table-cell>
          <table:table-cell office:value-type="string">
            <text:p>8:22</text:p>
          </table:table-cell>
          <table:table-cell office:value-type="string">
            <text:p>8:28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S</text:p>
          </table:table-cell>
          <table:table-cell office:value-type="string">
            <text:p>Drumlins Downtown</text:p>
          </table:table-cell>
          <table:table-cell office:value-type="string">
            <text:p>8:58</text:p>
          </table:table-cell>
          <table:table-cell office:value-type="string">
            <text:p>9:05</text:p>
          </table:table-cell>
          <table:table-cell office:value-type="string">
            <text:p>9:11</text:p>
          </table:table-cell>
          <table:table-cell office:value-type="string">
            <text:p>9:19</text:p>
          </table:table-cell>
          <table:table-cell office:value-type="string">
            <text:p>9:22</text:p>
          </table:table-cell>
          <table:table-cell office:value-type="string">
            <text:p>9:28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S</text:p>
          </table:table-cell>
          <table:table-cell office:value-type="string">
            <text:p>Drumlins Downtown</text:p>
          </table:table-cell>
          <table:table-cell office:value-type="string">
            <text:p>10:05</text:p>
          </table:table-cell>
          <table:table-cell office:value-type="string">
            <text:p>10:12</text:p>
          </table:table-cell>
          <table:table-cell table:style-name="ce2" office:value-type="string">
            <text:p>10:18</text:p>
          </table:table-cell>
          <table:table-cell office:value-type="string">
            <text:p>10:26</text:p>
          </table:table-cell>
          <table:table-cell office:value-type="string">
            <text:p>10:29</text:p>
          </table:table-cell>
          <table:table-cell office:value-type="string">
            <text:p>10:3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S</text:p>
          </table:table-cell>
          <table:table-cell office:value-type="string">
            <text:p>Drumlins Downtown</text:p>
          </table:table-cell>
          <table:table-cell office:value-type="string">
            <text:p>12:25</text:p>
          </table:table-cell>
          <table:table-cell office:value-type="string">
            <text:p>12:32</text:p>
          </table:table-cell>
          <table:table-cell office:value-type="string">
            <text:p>12:38</text:p>
          </table:table-cell>
          <table:table-cell office:value-type="string">
            <text:p>12:46</text:p>
          </table:table-cell>
          <table:table-cell office:value-type="string">
            <text:p>12:49</text:p>
          </table:table-cell>
          <table:table-cell office:value-type="string">
            <text:p>12:5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S</text:p>
          </table:table-cell>
          <table:table-cell office:value-type="string">
            <text:p>Drumlins Downtown</text:p>
          </table:table-cell>
          <table:table-cell office:value-type="string">
            <text:p>13:35</text:p>
          </table:table-cell>
          <table:table-cell office:value-type="string">
            <text:p>13:42</text:p>
          </table:table-cell>
          <table:table-cell office:value-type="string">
            <text:p>13:48</text:p>
          </table:table-cell>
          <table:table-cell office:value-type="string">
            <text:p>13:56</text:p>
          </table:table-cell>
          <table:table-cell office:value-type="string">
            <text:p>13:59</text:p>
          </table:table-cell>
          <table:table-cell office:value-type="string">
            <text:p>14:0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S</text:p>
          </table:table-cell>
          <table:table-cell office:value-type="string">
            <text:p>Drumlins Downtown</text:p>
          </table:table-cell>
          <table:table-cell office:value-type="string">
            <text:p>15:55</text:p>
          </table:table-cell>
          <table:table-cell office:value-type="string">
            <text:p>16:02</text:p>
          </table:table-cell>
          <table:table-cell office:value-type="string">
            <text:p>16:08</text:p>
          </table:table-cell>
          <table:table-cell office:value-type="string">
            <text:p>16:16</text:p>
          </table:table-cell>
          <table:table-cell office:value-type="string">
            <text:p>16:19</text:p>
          </table:table-cell>
          <table:table-cell office:value-type="string">
            <text:p>16:2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S</text:p>
          </table:table-cell>
          <table:table-cell office:value-type="string">
            <text:p>Drumlins Downtown</text:p>
          </table:table-cell>
          <table:table-cell office:value-type="string">
            <text:p>17:35</text:p>
          </table:table-cell>
          <table:table-cell office:value-type="string">
            <text:p>17:42</text:p>
          </table:table-cell>
          <table:table-cell office:value-type="string">
            <text:p>17:48</text:p>
          </table:table-cell>
          <table:table-cell office:value-type="string">
            <text:p>17:56</text:p>
          </table:table-cell>
          <table:table-cell office:value-type="string">
            <text:p>17:59</text:p>
          </table:table-cell>
          <table:table-cell office:value-type="string">
            <text:p>18:0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U</text:p>
          </table:table-cell>
          <table:table-cell office:value-type="string">
            <text:p>Drumlins Downtown</text:p>
          </table:table-cell>
          <table:table-cell office:value-type="string">
            <text:p>7:58</text:p>
          </table:table-cell>
          <table:table-cell office:value-type="string">
            <text:p>8:06</text:p>
          </table:table-cell>
          <table:table-cell office:value-type="string">
            <text:p>8:11</text:p>
          </table:table-cell>
          <table:table-cell office:value-type="string">
            <text:p>8:19</text:p>
          </table:table-cell>
          <table:table-cell office:value-type="string">
            <text:p>8:23</text:p>
          </table:table-cell>
          <table:table-cell office:value-type="string">
            <text:p>8:28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U</text:p>
          </table:table-cell>
          <table:table-cell office:value-type="string">
            <text:p>Drumlins Downtown</text:p>
          </table:table-cell>
          <table:table-cell office:value-type="string">
            <text:p>10:00</text:p>
          </table:table-cell>
          <table:table-cell office:value-type="string">
            <text:p>10:08</text:p>
          </table:table-cell>
          <table:table-cell office:value-type="string">
            <text:p>10:13</text:p>
          </table:table-cell>
          <table:table-cell office:value-type="string">
            <text:p>10:23</text:p>
          </table:table-cell>
          <table:table-cell office:value-type="string">
            <text:p>10:27</text:p>
          </table:table-cell>
          <table:table-cell office:value-type="string">
            <text:p>10:3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U</text:p>
          </table:table-cell>
          <table:table-cell office:value-type="string">
            <text:p>Drumlins Downtown</text:p>
          </table:table-cell>
          <table:table-cell office:value-type="string">
            <text:p>12:20</text:p>
          </table:table-cell>
          <table:table-cell office:value-type="string">
            <text:p>12:28</text:p>
          </table:table-cell>
          <table:table-cell office:value-type="string">
            <text:p>12:33</text:p>
          </table:table-cell>
          <table:table-cell office:value-type="string">
            <text:p>12:43</text:p>
          </table:table-cell>
          <table:table-cell office:value-type="string">
            <text:p>12:47</text:p>
          </table:table-cell>
          <table:table-cell office:value-type="string">
            <text:p>12:5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U</text:p>
          </table:table-cell>
          <table:table-cell office:value-type="string">
            <text:p>Drumlins Downtown</text:p>
          </table:table-cell>
          <table:table-cell office:value-type="string">
            <text:p>14:40</text:p>
          </table:table-cell>
          <table:table-cell office:value-type="string">
            <text:p>14:48</text:p>
          </table:table-cell>
          <table:table-cell office:value-type="string">
            <text:p>14:53</text:p>
          </table:table-cell>
          <table:table-cell office:value-type="string">
            <text:p>15:03</text:p>
          </table:table-cell>
          <table:table-cell office:value-type="string">
            <text:p>15:07</text:p>
          </table:table-cell>
          <table:table-cell office:value-type="string">
            <text:p>15:1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U</text:p>
          </table:table-cell>
          <table:table-cell office:value-type="string">
            <text:p>Drumlins Downtown</text:p>
          </table:table-cell>
          <table:table-cell office:value-type="string">
            <text:p>17:00</text:p>
          </table:table-cell>
          <table:table-cell office:value-type="string">
            <text:p>17:08</text:p>
          </table:table-cell>
          <table:table-cell office:value-type="string">
            <text:p>17:13</text:p>
          </table:table-cell>
          <table:table-cell office:value-type="string">
            <text:p>17:23</text:p>
          </table:table-cell>
          <table:table-cell office:value-type="string">
            <text:p>17:27</text:p>
          </table:table-cell>
          <table:table-cell office:value-type="string">
            <text:p>17:35</text:p>
          </table:table-cell>
          <table:table-cell table:number-columns-repeated="1015"/>
        </table:table-row>
        <table:table-row table:style-name="ro1">
          <table:table-cell office:value-type="string">
            <text:p>340</text:p>
          </table:table-cell>
          <table:table-cell office:value-type="string">
            <text:p>U</text:p>
          </table:table-cell>
          <table:table-cell office:value-type="string">
            <text:p>Drumlins Downtown</text:p>
          </table:table-cell>
          <table:table-cell office:value-type="string">
            <text:p>18:40</text:p>
          </table:table-cell>
          <table:table-cell office:value-type="string">
            <text:p>18:48</text:p>
          </table:table-cell>
          <table:table-cell office:value-type="string">
            <text:p>18:53</text:p>
          </table:table-cell>
          <table:table-cell office:value-type="string">
            <text:p>19:01</text:p>
          </table:table-cell>
          <table:table-cell office:value-type="string">
            <text:p>19:05</text:p>
          </table:table-cell>
          <table:table-cell office:value-type="string">
            <text:p>19:10</text:p>
          </table:table-cell>
          <table:table-cell table:number-columns-repeated="1015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3/04/2011</text:date>, <text:time>15:0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 df</meta:initial-creator>
    <meta:creation-date>2011-03-04T13:50:39</meta:creation-date>
    <dc:date>2011-03-04T15:05:26</dc:date>
    <dc:creator>p df</dc:creator>
    <meta:editing-duration>PT01H07M53S</meta:editing-duration>
    <meta:editing-cycles>3</meta:editing-cycles>
    <meta:generator>OpenOffice.org/3.2$Unix OpenOffice.org_project/320m19$Build-9505</meta:generator>
    <meta:document-statistic meta:table-count="3" meta:cell-count="369" meta:object-count="0"/>
  </office:meta>
</office:document-meta>
</file>